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5a80"/>
    </style:style>
    <style:style style:name="gr4" style:family="graphic" style:parent-style-name="standard">
      <style:graphic-properties draw:stroke="none" svg:stroke-width="0.001cm" draw:fill-color="#00b4ff"/>
    </style:style>
    <style:style style:name="gr5" style:family="graphic" style:parent-style-name="standard">
      <style:graphic-properties draw:stroke="none" svg:stroke-width="0.001cm" draw:fill-color="#000000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2.639cm" svg:y="-5cm"/>
          <draw:glue-point draw:id="5" svg:x="5cm" svg:y="-5cm"/>
          <draw:glue-point draw:id="6" svg:x="1.18cm" svg:y="-5cm"/>
          <draw:glue-point draw:id="7" svg:x="-5cm" svg:y="5cm"/>
          <draw:glue-point draw:id="8" svg:x="2.637cm" svg:y="5cm"/>
          <draw:glue-point draw:id="9" svg:x="-1.18cm" svg:y="5cm"/>
          <draw:glue-point draw:id="10" svg:x="-5cm" svg:y="0.409cm"/>
          <draw:glue-point draw:id="11" svg:x="-5cm" svg:y="2.707cm"/>
          <draw:glue-point draw:id="12" svg:x="5cm" svg:y="-0.409cm"/>
          <draw:glue-point draw:id="13" svg:x="5cm" svg:y="-2.707cm"/>
          <draw:glue-point draw:id="14" svg:x="0cm" svg:y="0cm"/>
          <draw:polygon draw:style-name="gr1" draw:layer="layout" svg:width="3.631cm" svg:height="0.918cm" svg:x="0cm" svg:y="1.082cm" svg:viewBox="0 0 3632 919" draw:points="0,0 0,919 3632,919 3632,0">
            <text:p/>
          </draw:polygon>
          <draw:polygon draw:style-name="gr2" draw:layer="layout" svg:width="3.631cm" svg:height="0.918cm" svg:x="0cm" svg:y="1.082cm" svg:viewBox="0 0 3632 919" draw:points="0,0 0,919 3632,919 3632,0">
            <text:p/>
          </draw:polygon>
          <draw:polygon draw:style-name="gr3" draw:layer="layout" svg:width="1.123cm" svg:height="2cm" svg:x="3.631cm" svg:y="0cm" svg:viewBox="0 0 1124 2001" draw:points="0,1082 1124,0 1124,918 0,2001">
            <text:p/>
          </draw:polygon>
          <draw:polygon draw:style-name="gr2" draw:layer="layout" svg:width="1.123cm" svg:height="2cm" svg:x="3.631cm" svg:y="0cm" svg:viewBox="0 0 1124 2001" draw:points="0,1082 1124,0 1124,918 0,2001">
            <text:p/>
          </draw:polygon>
          <draw:polygon draw:style-name="gr4" draw:layer="layout" svg:width="4.754cm" svg:height="1.082cm" svg:x="0cm" svg:y="0cm" svg:viewBox="0 0 4755 1083" draw:points="3631,1083 4755,0 1122,0 0,1083">
            <text:p/>
          </draw:polygon>
          <draw:polygon draw:style-name="gr2" draw:layer="layout" svg:width="4.754cm" svg:height="1.082cm" svg:x="0cm" svg:y="0cm" svg:viewBox="0 0 4755 1083" draw:points="3631,1083 4755,0 1122,0 0,1083">
            <text:p/>
          </draw:polygon>
          <draw:polygon draw:style-name="gr5" draw:layer="layout" svg:width="3.138cm" svg:height="0.426cm" svg:x="0.89cm" svg:y="0.294cm" svg:viewBox="0 0 3139 427" draw:points="694,131 826,0 0,163 429,427 562,264 2413,264 2280,427 3139,230 2675,0 2542,131">
            <text:p/>
          </draw:polygon>
          <draw:polygon draw:style-name="gr6" draw:layer="layout" svg:width="3.136cm" svg:height="0.425cm" svg:x="0.924cm" svg:y="0.329cm" svg:viewBox="0 0 3137 426" draw:points="693,128 825,0 0,163 429,426 560,260 2411,260 2278,426 3137,229 2674,0 2543,128">
            <text:p/>
          </draw:polygon>
          <draw:polygon draw:style-name="gr5" draw:layer="layout" svg:width="0.233cm" svg:height="0.229cm" svg:x="0.394cm" svg:y="1.64cm" svg:viewBox="0 0 234 230" draw:points="0,0 234,0 234,230 0,230">
            <text:p/>
          </draw:polygon>
          <draw:polygon draw:style-name="gr5" draw:layer="layout" svg:width="0.233cm" svg:height="0.229cm" svg:x="0.725cm" svg:y="1.64cm" svg:viewBox="0 0 234 230" draw:points="0,0 234,0 234,230 0,230">
            <text:p/>
          </draw:polygon>
          <draw:polygon draw:style-name="gr5" draw:layer="layout" svg:width="0.233cm" svg:height="0.229cm" svg:x="1.055cm" svg:y="1.64cm" svg:viewBox="0 0 234 230" draw:points="0,0 234,0 234,230 0,230">
            <text:p/>
          </draw:polygon>
          <draw:polygon draw:style-name="gr5" draw:layer="layout" svg:width="0.231cm" svg:height="0.229cm" svg:x="1.386cm" svg:y="1.64cm" svg:viewBox="0 0 232 230" draw:points="0,0 232,0 232,230 0,230">
            <text:p/>
          </draw:polygon>
          <draw:polygon draw:style-name="gr5" draw:layer="layout" svg:width="0.23cm" svg:height="0.229cm" svg:x="1.717cm" svg:y="1.64cm" svg:viewBox="0 0 231 230" draw:points="0,0 231,0 231,230 0,230">
            <text:p/>
          </draw:polygon>
          <draw:polygon draw:style-name="gr5" draw:layer="layout" svg:width="0.23cm" svg:height="0.229cm" svg:x="2.046cm" svg:y="1.64cm" svg:viewBox="0 0 231 230" draw:points="0,0 231,0 231,230 0,230">
            <text:p/>
          </draw:polygon>
          <draw:polygon draw:style-name="gr5" draw:layer="layout" svg:width="0.23cm" svg:height="0.229cm" svg:x="2.377cm" svg:y="1.64cm" svg:viewBox="0 0 231 230" draw:points="0,0 231,0 231,230 0,230">
            <text:p/>
          </draw:polygon>
          <draw:polygon draw:style-name="gr5" draw:layer="layout" svg:width="0.231cm" svg:height="0.229cm" svg:x="2.707cm" svg:y="1.64cm" svg:viewBox="0 0 232 230" draw:points="0,0 232,0 232,230 0,230">
            <text:p/>
          </draw:polygon>
          <draw:polygon draw:style-name="gr5" draw:layer="layout" svg:width="0.231cm" svg:height="0.229cm" svg:x="3.036cm" svg:y="1.64cm" svg:viewBox="0 0 232 230" draw:points="0,0 232,0 232,230 0,230">
            <text:p/>
          </draw:polygon>
          <draw:polygon draw:style-name="gr6" draw:layer="layout" svg:width="0.232cm" svg:height="0.229cm" svg:x="0.428cm" svg:y="1.672cm" svg:viewBox="0 0 233 230" draw:points="0,0 233,0 233,230 0,230">
            <text:p/>
          </draw:polygon>
          <draw:polygon draw:style-name="gr6" draw:layer="layout" svg:width="0.234cm" svg:height="0.229cm" svg:x="0.758cm" svg:y="1.672cm" svg:viewBox="0 0 235 230" draw:points="0,0 235,0 235,230 0,230">
            <text:p/>
          </draw:polygon>
          <draw:polygon draw:style-name="gr6" draw:layer="layout" svg:width="0.231cm" svg:height="0.229cm" svg:x="1.088cm" svg:y="1.672cm" svg:viewBox="0 0 232 230" draw:points="0,0 232,0 232,230 0,230">
            <text:p/>
          </draw:polygon>
          <draw:polygon draw:style-name="gr6" draw:layer="layout" svg:width="0.231cm" svg:height="0.229cm" svg:x="1.419cm" svg:y="1.672cm" svg:viewBox="0 0 232 230" draw:points="0,0 232,0 232,230 0,230">
            <text:p/>
          </draw:polygon>
          <draw:polygon draw:style-name="gr6" draw:layer="layout" svg:width="0.231cm" svg:height="0.229cm" svg:x="1.75cm" svg:y="1.672cm" svg:viewBox="0 0 232 230" draw:points="0,0 232,0 232,230 0,230">
            <text:p/>
          </draw:polygon>
          <draw:polygon draw:style-name="gr6" draw:layer="layout" svg:width="0.231cm" svg:height="0.229cm" svg:x="2.08cm" svg:y="1.672cm" svg:viewBox="0 0 232 230" draw:points="0,0 232,0 232,230 0,230">
            <text:p/>
          </draw:polygon>
          <draw:polygon draw:style-name="gr6" draw:layer="layout" svg:width="0.232cm" svg:height="0.229cm" svg:x="2.408cm" svg:y="1.672cm" svg:viewBox="0 0 233 230" draw:points="0,0 233,0 233,230 0,230">
            <text:p/>
          </draw:polygon>
          <draw:polygon draw:style-name="gr6" draw:layer="layout" svg:width="0.233cm" svg:height="0.229cm" svg:x="2.739cm" svg:y="1.672cm" svg:viewBox="0 0 234 230" draw:points="0,0 234,0 234,230 0,230">
            <text:p/>
          </draw:polygon>
          <draw:polygon draw:style-name="gr6" draw:layer="layout" svg:width="0.234cm" svg:height="0.229cm" svg:x="3.069cm" svg:y="1.672cm" svg:viewBox="0 0 235 230" draw:points="0,0 235,0 235,230 0,23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Small hub</dc:title>
    <meta:creation-date>2011-02-07T16:41:26</meta:creation-date>
    <meta:editing-duration>P0D</meta:editing-duration>
    <meta:editing-cycles>1</meta:editing-cycles>
    <meta:document-statistic meta:object-count="27"/>
    <meta:generator>OpenOffice.org/3.3$Linux OpenOffice.org_project/330m20$Build-9567</meta:generator>
  </office:meta>
</office:document-meta>
</file>